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461cm" fo:margin-left="0cm" table:align="left"/>
    </style:style>
    <style:style style:name="Table1.A" style:family="table-column">
      <style:table-column-properties style:column-width="9.2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="0.097cm" fo:border="0.5pt solid #000000" style:writing-mode="lr-tb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able_20_Contents">
      <style:text-properties fo:color="#000000" style:font-name="Liberation Serif" fo:font-size="12pt" officeooo:rsid="0010b5b7" officeooo:paragraph-rsid="0010b5b7" style:font-size-asian="12pt" style:font-size-complex="12pt"/>
    </style:style>
    <style:style style:name="P3" style:family="paragraph" style:parent-style-name="Table_20_Contents">
      <style:text-properties fo:color="#000000" style:font-name="Liberation Serif" fo:font-size="12pt" officeooo:rsid="0012a944" officeooo:paragraph-rsid="0012a944" style:font-size-asian="12pt" style:font-size-complex="12pt"/>
    </style:style>
    <style:style style:name="P4" style:family="paragraph" style:parent-style-name="Text_20_body">
      <style:text-properties style:font-name="Arial" fo:font-size="11pt" style:font-size-asian="11pt" style:font-name-complex="Arial"/>
    </style:style>
    <style:style style:name="P5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6" style:family="paragraph" style:parent-style-name="Table_20_Contents">
      <style:text-properties fo:color="#000000" style:font-name="Liberation Serif" fo:font-size="12pt" officeooo:paragraph-rsid="00146427" style:font-size-asian="12pt" style:font-size-complex="12pt"/>
    </style:style>
    <style:style style:name="P7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officeooo:rsid="00146427"/>
    </style:style>
    <style:style style:name="T2" style:family="text">
      <style:text-properties officeooo:rsid="0014b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1">22</text:p>
          </table:table-cell>
        </table:table-row>
        <table:table-row>
          <table:table-cell table:style-name="Table1.A2" office:value-type="string">
            <text:p text:style-name="P1">Name</text:p>
          </table:table-cell>
          <table:table-cell table:style-name="Table1.B2" office:value-type="string">
            <text:p text:style-name="P1">Ticketeigenschaften</text:p>
          </table:table-cell>
        </table:table-row>
        <table:table-row>
          <table:table-cell table:style-name="Table1.A2" office:value-type="string">
            <text:p text:style-name="P1">Beschreibung</text:p>
          </table:table-cell>
          <table:table-cell table:style-name="Table1.B2" office:value-type="string">
            <text:p text:style-name="P1">Ich als Nutzer will die folgenden Möglichkeiten haben bei der Erstellung eines Tickets.</text:p>
          </table:table-cell>
        </table:table-row>
        <table:table-row>
          <table:table-cell table:style-name="Table1.A2" office:value-type="string">
            <text:p text:style-name="P1">Akzeptanzkriterium</text:p>
          </table:table-cell>
          <table:table-cell table:style-name="Table1.B2" office:value-type="string">
            <text:p text:style-name="P1">- Der Ticketname soll frei gewählt werden können</text:p>
            <text:p text:style-name="P1">- Der Ticketstatus(“<text:span text:style-name="T1">open/done</text:span>”) soll festgelegt werden können</text:p>
            <text:p text:style-name="P1">- Ein<text:span text:style-name="T1">e</text:span> Beschreibung des Tickets soll verfasst werden können</text:p>
            <text:p text:style-name="P1">- Das Erstellungsdatum wird automatisch gesetzt </text:p>
            <text:p text:style-name="P1">- Zuweisungsdatum wird automatisch gesetzt</text:p>
            <text:p text:style-name="P1">- Ein Ticket kann einer Gruppe von Nutzern zugewiesen werden</text:p>
            <text:p text:style-name="P1">- Ein Ticket kann einem Nutzer zugewiesen werden</text:p>
            <text:p text:style-name="P6">- <text:span text:style-name="T2">Die Bestätigung einer Zuweisung wird durch das Feld <text:s/>“Akzeptiert” repräsentiert und wird automatisch ermittelt</text:span></text:p>
            <text:p text:style-name="P1">- Priorität eines Tickets festlegen können</text:p>
            <text:p text:style-name="P1">- Frist bis zur finalen Fertigstellung festlegen können</text:p>
          </table:table-cell>
        </table:table-row>
        <table:table-row>
          <table:table-cell table:style-name="Table1.A2" office:value-type="string">
            <text:p text:style-name="P1">Geschätzter Aufwand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Entwickler</text:p>
          </table:table-cell>
          <table:table-cell table:style-name="Table1.B2" office:value-type="string">
            <text:p text:style-name="P1">Pascal</text:p>
          </table:table-cell>
        </table:table-row>
        <table:table-row>
          <table:table-cell table:style-name="Table1.A2" office:value-type="string">
            <text:p text:style-name="P1">Umgesetzt in Iteration</text:p>
          </table:table-cell>
          <table:table-cell table:style-name="Table1.B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1">Tatsächlicher Aufwand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">Velocity(Std./Story Point)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">Bemerku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Ashley</meta:initial-creator>
    <meta:creation-date>2018-12-20T11:36:00Z</meta:creation-date>
    <dc:date>2019-03-12T19:09:21.493000000</dc:date>
    <meta:editing-cycles>7</meta:editing-cycles>
    <meta:editing-duration>PT4M15S</meta:editing-duration>
    <meta:document-statistic meta:table-count="1" meta:image-count="0" meta:object-count="0" meta:page-count="1" meta:paragraph-count="28" meta:word-count="117" meta:character-count="836" meta:non-whitespace-character-count="745"/>
    <meta:template xlink:type="simple" xlink:actuate="onRequest" xlink:title="" xlink:href="Normal.dotm"/>
  </office:meta>
</office:document-meta>
</file>